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0D00000131891CB46F.svm" manifest:media-type=""/>
  <manifest:file-entry manifest:full-path="Pictures/2000000100000175000001295D7A3A32.svm" manifest:media-type=""/>
  <manifest:file-entry manifest:full-path="Pictures/20000001000001390000012489F34697.svm" manifest:media-type=""/>
  <manifest:file-entry manifest:full-path="Pictures/20000001000001810000012D46566E3F.svm" manifest:media-type=""/>
  <manifest:file-entry manifest:full-path="Pictures/2000000100000073000000E5B2987EC5.svm" manifest:media-type=""/>
  <manifest:file-entry manifest:full-path="Pictures/2000000100000118000000D8FA265F8B.svm" manifest:media-type=""/>
  <manifest:file-entry manifest:full-path="Pictures/20000002000000AD0000008FC01D37D1.eps" manifest:media-type=""/>
  <manifest:file-entry manifest:full-path="Pictures/200000010000016C000001319BF73B7C.svm" manifest:media-type=""/>
  <manifest:file-entry manifest:full-path="Pictures/2000000100000118000000D851DC808A.svm" manifest:media-type=""/>
  <manifest:file-entry manifest:full-path="Pictures/2000076400004F1D00003B56FE28963C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026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Z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71cm" svg:height="2.103cm" svg:x="0.777cm" svg:y="0.736cm">
          <draw:image xlink:href="Pictures/20000002000000AD0000008FC01D37D1.eps" xlink:type="simple" xlink:show="embed" xlink:actuate="onLoad">
            <text:p/>
          </draw:image>
        </draw:frame>
        <draw:frame draw:style-name="gr1" draw:text-style-name="P1" draw:layer="layout" svg:width="3.621cm" svg:height="2.915cm" svg:x="4.866cm" svg:y="0.439cm">
          <draw:image xlink:href="Pictures/2000076400004F1D00003B56FE28963C.wmf" xlink:type="simple" xlink:show="embed" xlink:actuate="onLoad">
            <text:p/>
          </draw:image>
        </draw:frame>
        <draw:line draw:style-name="gr2" draw:text-style-name="P1" draw:layer="layout" svg:x1="5.621cm" svg:y1="1.272cm" svg:x2="5.621cm" svg:y2="2.918cm">
          <text:p/>
        </draw:line>
        <draw:line draw:style-name="gr3" draw:text-style-name="P1" draw:layer="layout" svg:x1="6.483cm" svg:y1="1.584cm" svg:x2="6.483cm" svg:y2="1.277cm">
          <text:p/>
        </draw:line>
        <draw:line draw:style-name="gr3" draw:text-style-name="P1" draw:layer="layout" svg:x1="6.483cm" svg:y1="0.548cm" svg:x2="6.483cm" svg:y2="0.855cm">
          <text:p/>
        </draw:line>
        <draw:frame draw:style-name="gr4" draw:text-style-name="P2" draw:layer="layout" svg:width="0.786cm" svg:height="0.802cm" svg:x="7.482cm" svg:y="0.319cm">
          <draw:text-box>
            <text:p><text:span text:style-name="T1">لہر</text:span></text:p>
          </draw:text-box>
        </draw:frame>
        <draw:frame draw:style-name="gr5" draw:text-style-name="P3" draw:layer="layout" svg:width="0.684cm" svg:height="0.725cm" svg:x="3.62cm" svg:y="0.813cm">
          <draw:text-box draw:corner-radius="0.064cm">
            <text:p><text:span text:style-name="T2">+</text:span></text:p>
          </draw:text-box>
        </draw:frame>
        <draw:frame draw:style-name="gr5" draw:text-style-name="P3" draw:layer="layout" svg:width="0.684cm" svg:height="0.725cm" svg:x="3.62cm" svg:y="2.131cm">
          <draw:text-box draw:corner-radius="0.064cm">
            <text:p><text:span text:style-name="T2">-</text:span></text:p>
          </draw:text-box>
        </draw:frame>
        <draw:frame draw:style-name="gr4" draw:text-style-name="P2" draw:layer="layout" svg:width="1.531cm" svg:height="0.802cm" svg:x="2.646cm" svg:y="2.981cm">
          <draw:text-box>
            <text:p><text:span text:style-name="T1">زینر ماڈل</text:span></text:p>
          </draw:text-box>
        </draw:frame>
        <draw:custom-shape draw:style-name="gr6" draw:text-style-name="P4" draw:layer="layout" svg:width="0.182cm" svg:height="1.588cm" draw:transform="rotate (-1.57079632679579) translate (4.208cm 2.8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4" draw:layer="layout" svg:x1="2.658cm" svg:y1="0.811cm" svg:x2="3.15cm" svg:y2="0.811cm">
          <text:p/>
        </draw:line>
        <draw:frame draw:style-name="gr4" draw:text-style-name="P2" draw:layer="layout" svg:width="0.862cm" svg:height="0.802cm" svg:x="4.66cm" svg:y="2.982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4" draw:text-style-name="P2" draw:layer="layout" svg:width="1.078cm" svg:height="0.802cm" svg:x="1.085cm" svg:y="2.982cm">
          <draw:text-box>
            <text:p><text:span text:style-name="T1">(</text:span><text:span text:style-name="T1">ب</text:span><text:span text:style-name="T1">)</text:span></text:p>
          </draw:text-box>
        </draw:frame>
        <draw:line draw:style-name="gr7" draw:text-style-name="P1" draw:layer="layout" svg:x1="5.356cm" svg:y1="1.265cm" svg:x2="7.382cm" svg:y2="1.265cm">
          <text:p/>
        </draw:line>
        <draw:frame draw:style-name="gr8" draw:text-style-name="P1" draw:layer="layout" svg:width="0.137cm" svg:height="0.274cm" svg:x="8.238cm" svg:y="2.773cm">
          <draw:image xlink:href="Pictures/2000000100000073000000E5B2987EC5.svm" xlink:type="simple" xlink:show="embed" xlink:actuate="onLoad">
            <text:p/>
          </draw:image>
        </draw:frame>
        <draw:frame draw:style-name="gr9" draw:text-style-name="P1" draw:layer="layout" svg:width="0.335cm" svg:height="0.258cm" svg:x="6.306cm" svg:y="1.698cm">
          <draw:image xlink:href="Pictures/2000000100000118000000D851DC808A.svm" xlink:type="simple" xlink:show="embed" xlink:actuate="onLoad">
            <text:p/>
          </draw:image>
        </draw:frame>
        <draw:frame draw:style-name="gr9" draw:text-style-name="P1" draw:layer="layout" svg:width="0.335cm" svg:height="0.258cm" svg:x="0.459cm" svg:y="1.426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436cm" svg:height="0.365cm" svg:x="5.712cm" svg:y="1.992cm">
          <draw:image xlink:href="Pictures/200000010000016C000001319BF73B7C.svm" xlink:type="simple" xlink:show="embed" xlink:actuate="onLoad">
            <text:p/>
          </draw:image>
        </draw:frame>
        <draw:frame draw:style-name="gr10" draw:text-style-name="P1" draw:layer="layout" svg:width="0.436cm" svg:height="0.365cm" svg:x="0.292cm" svg:y="2.188cm">
          <draw:image xlink:href="Pictures/200000010000016C000001319BF73B7C.svm" xlink:type="simple" xlink:show="embed" xlink:actuate="onLoad">
            <text:p/>
          </draw:image>
        </draw:frame>
        <draw:frame draw:style-name="gr11" draw:text-style-name="P1" draw:layer="layout" svg:width="0.446cm" svg:height="0.355cm" svg:x="1.914cm" svg:y="0.359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374cm" svg:height="0.349cm" svg:x="2.735cm" svg:y="0.321cm">
          <draw:image xlink:href="Pictures/20000001000001390000012489F34697.svm" xlink:type="simple" xlink:show="embed" xlink:actuate="onLoad">
            <text:p/>
          </draw:image>
        </draw:frame>
        <draw:frame draw:style-name="gr13" draw:text-style-name="P1" draw:layer="layout" svg:width="0.629cm" svg:height="0.365cm" svg:x="2.262cm" svg:y="1.245cm">
          <draw:image xlink:href="Pictures/200000010000020D00000131891CB46F.svm" xlink:type="simple" xlink:show="embed" xlink:actuate="onLoad">
            <text:p/>
          </draw:image>
        </draw:frame>
        <draw:frame draw:style-name="gr14" draw:text-style-name="P1" draw:layer="layout" svg:width="0.335cm" svg:height="0.258cm" svg:x="2.653cm" svg:y="2.136cm">
          <draw:image xlink:href="Pictures/2000000100000118000000D8FA265F8B.svm" xlink:type="simple" xlink:show="embed" xlink:actuate="onLoad">
            <text:p/>
          </draw:image>
        </draw:frame>
        <draw:frame draw:style-name="gr15" draw:text-style-name="P1" draw:layer="layout" svg:width="0.461cm" svg:height="0.36cm" svg:x="3.732cm" svg:y="1.685cm">
          <draw:image xlink:href="Pictures/20000001000001810000012D46566E3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8T14:58:51</dc:date>
    <dc:creator>kkk </dc:creator>
    <meta:editing-duration>PT33M59S</meta:editing-duration>
    <meta:editing-cycles>3</meta:editing-cycles>
    <meta:generator>LibreOffice/3.3$Linux LibreOffice_project/330m19$Build-401</meta:generator>
    <meta:document-statistic meta:object-count="24"/>
  </office:meta>
</office:document-meta>
</file>